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7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08mm"/>
    </style:style>
    <style:style style:name="co4" style:family="table-column">
      <style:table-column-properties fo:break-before="auto" style:column-width="4.87mm"/>
    </style:style>
    <style:style style:name="co5" style:family="table-column">
      <style:table-column-properties fo:break-before="auto" style:column-width="13.23mm"/>
    </style:style>
    <style:style style:name="co6" style:family="table-column">
      <style:table-column-properties fo:break-before="auto" style:column-width="20.02mm"/>
    </style:style>
    <style:style style:name="co8" style:family="table-column">
      <style:table-column-properties fo:break-before="auto" style:column-width="5.49mm"/>
    </style:style>
    <style:style style:name="co9" style:family="table-column">
      <style:table-column-properties fo:break-before="auto" style:column-width="5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7" style:family="table-cell" style:parent-style-name="Default" style:data-style-name="N1">
      <style:table-cell-properties fo:border="0.06pt solid #000000"/>
    </style:style>
    <style:style style:name="ce28" style:family="table-cell" style:parent-style-name="Default" style:data-style-name="N1">
      <style:table-cell-properties fo:border="0.06pt solid #000000"/>
      <style:text-properties fo:color="#000000" style:font-name="Liberation Sans" fo:font-size="10pt" style:font-size-asian="10pt" style:font-size-complex="10pt"/>
    </style:style>
    <style:style style:name="ce29" style:family="table-cell" style:parent-style-name="Default" style:data-style-name="N1">
      <style:table-cell-properties fo:border="0.06pt solid #000000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0" fo:border="0.06pt solid #000000"/>
      <style:text-properties style:font-name="Liberation Serif"/>
    </style:style>
    <style:style style:name="ce12" style:family="table-cell" style:parent-style-name="Default">
      <style:text-properties style:font-name="Liberation Serif"/>
    </style:style>
    <style:style style:name="ce13" style:family="table-cell" style:parent-style-name="Default">
      <style:table-cell-properties fo:background-color="#f0ffff" style:text-align-source="fix" style:repeat-content="false" fo:border="0.06pt solid #000000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" style:family="table-cell" style:parent-style-name="Default">
      <style:table-cell-properties fo:background-color="#f0ffff" fo:border="0.06pt solid #000000"/>
      <style:text-properties style:font-name="Liberation Serif" fo:font-size="10pt" style:font-size-asian="10pt" style:font-size-complex="10pt"/>
    </style:style>
    <style:style style:name="ce19" style:family="table-cell" style:parent-style-name="Default">
      <style:table-cell-properties fo:background-color="#f0ffff"/>
      <style:text-properties style:font-name="Liberation Serif" fo:font-size="10pt" style:font-size-asian="10pt" style:font-size-complex="10pt"/>
    </style:style>
    <style:style style:name="ce16" style:family="table-cell" style:parent-style-name="Default">
      <style:table-cell-properties fo:background-color="#fffff0" style:text-align-source="fix" style:repeat-content="false" fo:border="0.06pt solid #000000" style:vertical-align="middle"/>
      <style:paragraph-properties fo:text-align="center" fo:margin-left="0mm"/>
      <style:text-properties style:font-name="Liberation Serif"/>
    </style:style>
    <style:style style:name="ce17" style:family="table-cell" style:parent-style-name="Default" style:data-style-name="N1">
      <style:table-cell-properties fo:background-color="#fffff0" fo:border="0.06pt solid #000000"/>
      <style:text-properties style:font-name="Liberation Serif"/>
    </style:style>
    <style:style style:name="ce22" style:family="table-cell" style:parent-style-name="Default">
      <style:table-cell-properties fo:background-color="#f0ffff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">
      <style:table-cell-properties fo:background-color="#fffff0" fo:border="0.06pt solid #000000"/>
      <style:text-properties fo:color="#000000" style:font-name="Liberation Serif" fo:font-size="10pt" style:font-size-asian="10pt" style:font-size-complex="10pt"/>
    </style:style>
    <style:style style:name="ce23" style:family="table-cell" style:parent-style-name="Default" style:data-style-name="N1">
      <style:table-cell-properties fo:background-color="#fffff0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1" style:family="table-cell" style:parent-style-name="Default" style:data-style-name="N1">
      <style:table-cell-properties fo:border="0.06pt solid #000000"/>
    </style:style>
    <style:style style:name="ce32" style:family="table-cell" style:parent-style-name="Default" style:data-style-name="N1">
      <style:table-cell-properties fo:border="0.06pt solid #000000"/>
      <style:text-properties fo:color="#000000" style:font-name="Liberation Sans" fo:font-size="10pt" style:font-size-asian="10pt" style:font-size-complex="10pt"/>
    </style:style>
    <style:style style:name="ce33" style:family="table-cell" style:parent-style-name="Default" style:data-style-name="N1">
      <style:table-cell-properties fo:border="0.06pt solid #000000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11 Oct 2019" table:style-name="ta1">
        <table:shapes>
          <draw:frame draw:z-index="0" draw:style-name="gr1" draw:text-style-name="P1" svg:width="175.56mm" svg:height="98.75mm" svg:x="73.92mm" svg:y="1.66mm">
            <draw:object draw:notify-on-update-of-ranges="'11 Oct 2019'.B3:'11 Oct 2019'.B11 '11 Oct 2019'.C1:'11 Oct 2019'.C1 '11 Oct 2019'.C3:'11 Oct 2019'.C11 '11 Oct 2019'.D3:'11 Oct 2019'.D11 '11 Oct 2019'.D3:'11 Oct 2019'.D11 '11 Oct 2019'.B14:'11 Oct 2019'.B22 '11 Oct 2019'.C12:'11 Oct 2019'.C12 '11 Oct 2019'.C14:'11 Oct 2019'.C22 '11 Oct 2019'.D14:'11 Oct 2019'.D22 '11 Oct 2019'.D14:'11 Oct 2019'.D22 '11 Oct 2019'.B26:'11 Oct 2019'.B34 '11 Oct 2019'.C24:'11 Oct 2019'.C24 '11 Oct 2019'.C26:'11 Oct 2019'.C34 '11 Oct 2019'.D26:'11 Oct 2019'.D34 '11 Oct 2019'.D26:'11 Oct 2019'.D34 '11 Oct 2019'.G26:'11 Oct 2019'.G33 '11 Oct 2019'.H24:'11 Oct 2019'.H24 '11 Oct 2019'.H26:'11 Oct 2019'.H33 '11 Oct 2019'.I26:'11 Oct 2019'.I33 '11 Oct 2019'.I26:'11 Oct 2019'.I33 '11 Oct 2019'.L26:'11 Oct 2019'.L33 '11 Oct 2019'.M24:'11 Oct 2019'.M24 '11 Oct 2019'.M26:'11 Oct 2019'.M33 '11 Oct 2019'.N26:'11 Oct 2019'.N33 '11 Oct 2019'.N26:'11 Oct 2019'.N33 '11 Oct 2019'.B39:'11 Oct 2019'.B47 '11 Oct 2019'.A37:'11 Oct 2019'.A37 '11 Oct 2019'.C39:'11 Oct 2019'.C47 '11 Oct 2019'.D39:'11 Oct 2019'.D47 '11 Oct 2019'.D39:'11 Oct 2019'.D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11"/>
        <table:table-column table:style-name="co5" table:default-cell-style-name="ce11"/>
        <table:table-column table:style-name="co3" table:default-cell-style-name="ce11"/>
        <table:table-column table:style-name="co6" table:default-cell-style-name="ce11"/>
        <table:table-column table:style-name="co8" table:default-cell-style-name="ce12"/>
        <table:table-column table:style-name="co4" table:default-cell-style-name="ce12"/>
        <table:table-column table:style-name="co5" table:default-cell-style-name="ce12"/>
        <table:table-column table:style-name="co3" table:default-cell-style-name="ce12"/>
        <table:table-column table:style-name="co6" table:default-cell-style-name="ce12"/>
        <table:table-column table:style-name="co9" table:default-cell-style-name="ce12"/>
        <table:table-column table:style-name="co4" table:default-cell-style-name="ce12"/>
        <table:table-column table:style-name="co5" table:default-cell-style-name="ce12"/>
        <table:table-column table:style-name="co3" table:default-cell-style-name="ce12"/>
        <table:table-column table:style-name="co6" table:default-cell-style-name="ce12"/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CF1</text:p>
          </table:table-cell>
          <table:covered-table-cell/>
          <table:table-cell table:number-columns-repeated="10"/>
        </table:table-row>
        <table:table-row table:style-name="ro1">
          <table:table-cell/>
          <table:table-cell office:value-type="string" calcext:value-type="string">
            <text:p>Offset </text:p>
          </table:table-cell>
          <table:table-cell office:value-type="string" calcext:value-type="string">
            <text:p>Out_amp (ADU)</text:p>
          </table:table-cell>
          <table:table-cell office:value-type="string" calcext:value-type="string">
            <text:p>error (ADU)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3925.6" calcext:value-type="float">
            <text:p>3926</text:p>
          </table:table-cell>
          <table:table-cell table:style-name="ce17" office:value-type="float" office:value="345.2" calcext:value-type="float">
            <text:p>34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7" office:value-type="float" office:value="3837.3" calcext:value-type="float">
            <text:p>3837</text:p>
          </table:table-cell>
          <table:table-cell table:style-name="ce17" office:value-type="float" office:value="352.6" calcext:value-type="float">
            <text:p>35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17" office:value-type="float" office:value="3830.9" calcext:value-type="float">
            <text:p>3831</text:p>
          </table:table-cell>
          <table:table-cell table:style-name="ce17" office:value-type="float" office:value="341.1" calcext:value-type="float">
            <text:p>34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style-name="ce17" office:value-type="float" office:value="3845" calcext:value-type="float">
            <text:p>3845</text:p>
          </table:table-cell>
          <table:table-cell table:style-name="ce17" office:value-type="float" office:value="340" calcext:value-type="float">
            <text:p>34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0838.6" calcext:value-type="float">
            <text:p>10839</text:p>
          </table:table-cell>
          <table:table-cell table:style-name="ce17" office:value-type="float" office:value="504" calcext:value-type="float">
            <text:p>504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30895" calcext:value-type="float">
            <text:p>30895</text:p>
          </table:table-cell>
          <table:table-cell table:style-name="ce17" office:value-type="float" office:value="480" calcext:value-type="float">
            <text:p>48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style-name="ce17" office:value-type="float" office:value="32005" calcext:value-type="float">
            <text:p>32005</text:p>
          </table:table-cell>
          <table:table-cell table:style-name="ce17" office:value-type="float" office:value="486" calcext:value-type="float">
            <text:p>486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table:style-name="ce17" office:value-type="float" office:value="31293" calcext:value-type="float">
            <text:p>31293</text:p>
          </table:table-cell>
          <table:table-cell table:style-name="ce17" office:value-type="float" office:value="481" calcext:value-type="float">
            <text:p>48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style-name="ce17" office:value-type="float" office:value="31799" calcext:value-type="float">
            <text:p>31799</text:p>
          </table:table-cell>
          <table:table-cell table:style-name="ce17" office:value-type="float" office:value="476" calcext:value-type="float">
            <text:p>47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Gain15</text:p>
          </table:table-cell>
          <table:covered-table-cell/>
          <table:table-cell table:number-columns-repeated="10"/>
        </table:table-row>
        <table:table-row table:style-name="ro1">
          <table:table-cell/>
          <table:table-cell office:value-type="string" calcext:value-type="string">
            <text:p>Offset </text:p>
          </table:table-cell>
          <table:table-cell office:value-type="string" calcext:value-type="string">
            <text:p>Out_amp (ADU)</text:p>
          </table:table-cell>
          <table:table-cell office:value-type="string" calcext:value-type="string">
            <text:p>error (ADU)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964.6" calcext:value-type="float">
            <text:p>965</text:p>
          </table:table-cell>
          <table:table-cell table:style-name="ce17" office:value-type="float" office:value="262" calcext:value-type="float">
            <text:p>26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51" calcext:value-type="float">
            <text:p>951</text:p>
          </table:table-cell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938" calcext:value-type="float">
            <text:p>938</text:p>
          </table:table-cell>
          <table:table-cell office:value-type="float" office:value="252" calcext:value-type="float">
            <text:p>25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952" calcext:value-type="float">
            <text:p>952</text:p>
          </table:table-cell>
          <table:table-cell office:value-type="float" office:value="253" calcext:value-type="float">
            <text:p>25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4794" calcext:value-type="float">
            <text:p>4794</text:p>
          </table:table-cell>
          <table:table-cell office:value-type="float" office:value="759" calcext:value-type="float">
            <text:p>759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8844" calcext:value-type="float">
            <text:p>18844</text:p>
          </table:table-cell>
          <table:table-cell office:value-type="float" office:value="347" calcext:value-type="float">
            <text:p>347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9490" calcext:value-type="float">
            <text:p>19490</text:p>
          </table:table-cell>
          <table:table-cell office:value-type="float" office:value="321" calcext:value-type="float">
            <text:p>32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9244" calcext:value-type="float">
            <text:p>19244</text:p>
          </table:table-cell>
          <table:table-cell office:value-type="float" office:value="308" calcext:value-type="float">
            <text:p>30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19238" calcext:value-type="float">
            <text:p>19238</text:p>
          </table:table-cell>
          <table:table-cell office:value-type="float" office:value="306" calcext:value-type="float">
            <text:p>306</text:p>
          </table:table-cell>
          <table:table-cell table:number-columns-repeated="10"/>
        </table:table-row>
        <table:table-row table:style-name="ro1">
          <table:table-cell table:style-name="ce12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Gain30</text:p>
          </table:table-cell>
          <table:covered-table-cell/>
          <table:table-cell/>
          <table:table-cell table:style-name="ce11" table:number-columns-repeated="2"/>
          <table:table-cell table:style-name="ce16" office:value-type="string" calcext:value-type="string" table:number-columns-spanned="2" table:number-rows-spanned="1">
            <text:p>Gain45</text:p>
          </table:table-cell>
          <table:covered-table-cell table:style-name="ce11"/>
          <table:table-cell/>
          <table:table-cell table:style-name="ce11" table:number-columns-repeated="2"/>
          <table:table-cell table:style-name="ce16" office:value-type="string" calcext:value-type="string" table:number-columns-spanned="2" table:number-rows-spanned="1">
            <text:p>Gain63</text:p>
          </table:table-cell>
          <table:covered-table-cell table:style-name="ce11"/>
        </table:table-row>
        <table:table-row table:style-name="ro1">
          <table:table-cell/>
          <table:table-cell office:value-type="string" calcext:value-type="string">
            <text:p>Offset </text:p>
          </table:table-cell>
          <table:table-cell office:value-type="string" calcext:value-type="string">
            <text:p>Out_amp (ADU)</text:p>
          </table:table-cell>
          <table:table-cell office:value-type="string" calcext:value-type="string">
            <text:p>error (ADU)</text:p>
          </table:table-cell>
          <table:table-cell/>
          <table:table-cell table:style-name="ce11"/>
          <table:table-cell table:style-name="ce11" office:value-type="string" calcext:value-type="string">
            <text:p>Offset </text:p>
          </table:table-cell>
          <table:table-cell table:style-name="ce11" office:value-type="string" calcext:value-type="string">
            <text:p>Out_amp (ADU)</text:p>
          </table:table-cell>
          <table:table-cell table:style-name="ce11" office:value-type="string" calcext:value-type="string">
            <text:p>error (ADU)</text:p>
          </table:table-cell>
          <table:table-cell/>
          <table:table-cell table:style-name="ce11"/>
          <table:table-cell table:style-name="ce11" office:value-type="string" calcext:value-type="string">
            <text:p>Offset </text:p>
          </table:table-cell>
          <table:table-cell table:style-name="ce11" office:value-type="string" calcext:value-type="string">
            <text:p>Out_amp (ADU)</text:p>
          </table:table-cell>
          <table:table-cell table:style-name="ce11" office:value-type="string" calcext:value-type="string">
            <text:p>error (AD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6617" calcext:value-type="float">
            <text:p>6617</text:p>
          </table:table-cell>
          <table:table-cell table:style-name="ce17" office:value-type="float" office:value="617" calcext:value-type="float">
            <text:p>617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float" office:value="14967" calcext:value-type="float">
            <text:p>14967</text:p>
          </table:table-cell>
          <table:table-cell table:style-name="ce21" office:value-type="float" office:value="1033" calcext:value-type="float">
            <text:p>1033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3" office:value-type="float" office:value="26736" calcext:value-type="float">
            <text:p>26736</text:p>
          </table:table-cell>
          <table:table-cell table:style-name="ce23" office:value-type="float" office:value="1394.87" calcext:value-type="float">
            <text:p>1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527" calcext:value-type="float">
            <text:p>6527</text:p>
          </table:table-cell>
          <table:table-cell office:value-type="float" office:value="612" calcext:value-type="float">
            <text:p>612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0" calcext:value-type="float">
            <text:p>20</text:p>
          </table:table-cell>
          <table:table-cell table:style-name="ce21" office:value-type="float" office:value="14984" calcext:value-type="float">
            <text:p>14984</text:p>
          </table:table-cell>
          <table:table-cell table:style-name="ce21" office:value-type="float" office:value="1056" calcext:value-type="float">
            <text:p>1056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0" calcext:value-type="float">
            <text:p>20</text:p>
          </table:table-cell>
          <table:table-cell table:style-name="ce23" office:value-type="float" office:value="26592.2" calcext:value-type="float">
            <text:p>26592</text:p>
          </table:table-cell>
          <table:table-cell table:style-name="ce23" office:value-type="float" office:value="1391.76" calcext:value-type="float">
            <text:p>13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463" calcext:value-type="float">
            <text:p>6463</text:p>
          </table:table-cell>
          <table:table-cell office:value-type="float" office:value="608" calcext:value-type="float">
            <text:p>608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0" calcext:value-type="float">
            <text:p>40</text:p>
          </table:table-cell>
          <table:table-cell table:style-name="ce23" office:value-type="float" office:value="14983.4" calcext:value-type="float">
            <text:p>14983</text:p>
          </table:table-cell>
          <table:table-cell table:style-name="ce23" office:value-type="float" office:value="1046.46" calcext:value-type="float">
            <text:p>1046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0" calcext:value-type="float">
            <text:p>40</text:p>
          </table:table-cell>
          <table:table-cell table:style-name="ce23" office:value-type="float" office:value="26547.9" calcext:value-type="float">
            <text:p>26548</text:p>
          </table:table-cell>
          <table:table-cell table:style-name="ce23" office:value-type="float" office:value="1399.45" calcext:value-type="float">
            <text:p>13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6518" calcext:value-type="float">
            <text:p>6518</text:p>
          </table:table-cell>
          <table:table-cell office:value-type="float" office:value="604" calcext:value-type="float">
            <text:p>604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0" calcext:value-type="float">
            <text:p>60</text:p>
          </table:table-cell>
          <table:table-cell table:style-name="ce23" office:value-type="float" office:value="15066.1" calcext:value-type="float">
            <text:p>15066</text:p>
          </table:table-cell>
          <table:table-cell table:style-name="ce23" office:value-type="float" office:value="1030.69" calcext:value-type="float">
            <text:p>1031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0" calcext:value-type="float">
            <text:p>60</text:p>
          </table:table-cell>
          <table:table-cell table:style-name="ce23" office:value-type="float" office:value="26595.4" calcext:value-type="float">
            <text:p>26595</text:p>
          </table:table-cell>
          <table:table-cell table:style-name="ce23" office:value-type="float" office:value="1420.2" calcext:value-type="float">
            <text:p>14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4067" calcext:value-type="float">
            <text:p>14067</text:p>
          </table:table-cell>
          <table:table-cell office:value-type="float" office:value="853" calcext:value-type="float">
            <text:p>853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80" calcext:value-type="float">
            <text:p>80</text:p>
          </table:table-cell>
          <table:table-cell table:style-name="ce23" office:value-type="float" office:value="25303.4" calcext:value-type="float">
            <text:p>25303</text:p>
          </table:table-cell>
          <table:table-cell table:style-name="ce23" office:value-type="float" office:value="1145.61" calcext:value-type="float">
            <text:p>1146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80" calcext:value-type="float">
            <text:p>80</text:p>
          </table:table-cell>
          <table:table-cell table:style-name="ce23" office:value-type="float" office:value="37421" calcext:value-type="float">
            <text:p>37421</text:p>
          </table:table-cell>
          <table:table-cell table:style-name="ce23" office:value-type="float" office:value="1400.6" calcext:value-type="float">
            <text:p>14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3350" calcext:value-type="float">
            <text:p>33350</text:p>
          </table:table-cell>
          <table:table-cell office:value-type="float" office:value="508" calcext:value-type="float">
            <text:p>508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0" calcext:value-type="float">
            <text:p>100</text:p>
          </table:table-cell>
          <table:table-cell table:style-name="ce23" office:value-type="float" office:value="45864.1" calcext:value-type="float">
            <text:p>45864</text:p>
          </table:table-cell>
          <table:table-cell table:style-name="ce23" office:value-type="float" office:value="729.394" calcext:value-type="float">
            <text:p>729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0" calcext:value-type="float">
            <text:p>100</text:p>
          </table:table-cell>
          <table:table-cell table:style-name="ce23" office:value-type="float" office:value="58788.4" calcext:value-type="float">
            <text:p>58788</text:p>
          </table:table-cell>
          <table:table-cell table:style-name="ce23" office:value-type="float" office:value="932.892" calcext:value-type="float">
            <text:p>9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34096" calcext:value-type="float">
            <text:p>34096</text:p>
          </table:table-cell>
          <table:table-cell office:value-type="float" office:value="557" calcext:value-type="float">
            <text:p>557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20" calcext:value-type="float">
            <text:p>120</text:p>
          </table:table-cell>
          <table:table-cell table:style-name="ce23" office:value-type="float" office:value="46674.7" calcext:value-type="float">
            <text:p>46675</text:p>
          </table:table-cell>
          <table:table-cell table:style-name="ce23" office:value-type="float" office:value="813.934" calcext:value-type="float">
            <text:p>814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20" calcext:value-type="float">
            <text:p>120</text:p>
          </table:table-cell>
          <table:table-cell table:style-name="ce23" office:value-type="float" office:value="59468.3" calcext:value-type="float">
            <text:p>59468</text:p>
          </table:table-cell>
          <table:table-cell table:style-name="ce23" office:value-type="float" office:value="1079.56" calcext:value-type="float">
            <text:p>1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33734" calcext:value-type="float">
            <text:p>33734</text:p>
          </table:table-cell>
          <table:table-cell office:value-type="float" office:value="549" calcext:value-type="float">
            <text:p>549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1" office:value-type="float" office:value="140" calcext:value-type="float">
            <text:p>140</text:p>
          </table:table-cell>
          <table:table-cell table:style-name="ce23" office:value-type="float" office:value="46644.9" calcext:value-type="float">
            <text:p>46645</text:p>
          </table:table-cell>
          <table:table-cell table:style-name="ce23" office:value-type="float" office:value="809.307" calcext:value-type="float">
            <text:p>809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1" office:value-type="float" office:value="130" calcext:value-type="float">
            <text:p>130</text:p>
          </table:table-cell>
          <table:table-cell table:style-name="ce23" office:value-type="float" office:value="59677.7" calcext:value-type="float">
            <text:p>59678</text:p>
          </table:table-cell>
          <table:table-cell table:style-name="ce23" office:value-type="float" office:value="1058.9" calcext:value-type="float">
            <text:p>10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34230" calcext:value-type="float">
            <text:p>34230</text:p>
          </table:table-cell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13" office:value-type="string" calcext:value-type="string" table:number-columns-spanned="4" table:number-rows-spanned="1">
            <text:p><text:span text:style-name="T1">16 Oct 2019</text:span> – Channel 0</text:p>
          </table:table-cell>
          <table:covered-table-cell table:number-columns-repeated="3" table:style-name="ce19"/>
          <table:table-cell table:style-name="Default" table:number-columns-repeated="10"/>
        </table:table-row>
        <table:table-row table:style-name="ro1">
          <table:table-cell table:style-name="ce13" office:value-type="string" calcext:value-type="string" table:number-columns-spanned="4" table:number-rows-spanned="1">
            <text:p>Gain30</text:p>
          </table:table-cell>
          <table:covered-table-cell table:number-columns-repeated="3" table:style-name="ce18"/>
          <table:table-cell table:style-name="Default" table:number-columns-repeated="10"/>
        </table:table-row>
        <table:table-row table:style-name="ro1"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Offset</text:p>
          </table:table-cell>
          <table:table-cell table:style-name="ce13" office:value-type="string" calcext:value-type="string">
            <text:p>Out amp (ADU)</text:p>
          </table:table-cell>
          <table:table-cell table:style-name="ce13" office:value-type="string" calcext:value-type="string">
            <text:p>Error (ADU)</text:p>
          </table:table-cell>
          <table:table-cell table:style-name="Default" table:number-columns-repeated="1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float" office:value="60" calcext:value-type="float">
            <text:p>60</text:p>
          </table:table-cell>
          <table:table-cell table:style-name="ce22" office:value-type="float" office:value="20116.5" calcext:value-type="float">
            <text:p>20116.5</text:p>
          </table:table-cell>
          <table:table-cell table:style-name="ce22" office:value-type="float" office:value="751.978" calcext:value-type="float">
            <text:p>751.978</text:p>
          </table:table-cell>
          <table:table-cell table:style-name="Default" table:number-columns-repeated="1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float" office:value="65" calcext:value-type="float">
            <text:p>65</text:p>
          </table:table-cell>
          <table:table-cell table:style-name="ce22" office:value-type="float" office:value="20243.2" calcext:value-type="float">
            <text:p>20243.2</text:p>
          </table:table-cell>
          <table:table-cell table:style-name="ce22" office:value-type="float" office:value="785.887" calcext:value-type="float">
            <text:p>785.887</text:p>
          </table:table-cell>
          <table:table-cell table:style-name="Default" table:number-columns-repeated="1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float" office:value="70" calcext:value-type="float">
            <text:p>70</text:p>
          </table:table-cell>
          <table:table-cell table:style-name="ce22" office:value-type="float" office:value="21477.8" calcext:value-type="float">
            <text:p>21477.8</text:p>
          </table:table-cell>
          <table:table-cell table:style-name="ce22" office:value-type="float" office:value="764.459" calcext:value-type="float">
            <text:p>764.459</text:p>
          </table:table-cell>
          <table:table-cell table:style-name="Default" table:number-columns-repeated="1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 office:value-type="float" office:value="75" calcext:value-type="float">
            <text:p>75</text:p>
          </table:table-cell>
          <table:table-cell table:style-name="ce22" office:value-type="float" office:value="21493.8" calcext:value-type="float">
            <text:p>21493.8</text:p>
          </table:table-cell>
          <table:table-cell table:style-name="ce22" office:value-type="float" office:value="777.723" calcext:value-type="float">
            <text:p>777.723</text:p>
          </table:table-cell>
          <table:table-cell table:style-name="Default" table:number-columns-repeated="1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 office:value-type="float" office:value="80" calcext:value-type="float">
            <text:p>80</text:p>
          </table:table-cell>
          <table:table-cell table:style-name="ce22" office:value-type="float" office:value="28236.3" calcext:value-type="float">
            <text:p>28236.3</text:p>
          </table:table-cell>
          <table:table-cell table:style-name="ce22" office:value-type="float" office:value="781.929" calcext:value-type="float">
            <text:p>781.929</text:p>
          </table:table-cell>
          <table:table-cell table:style-name="Default" table:number-columns-repeated="1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8" office:value-type="float" office:value="85" calcext:value-type="float">
            <text:p>85</text:p>
          </table:table-cell>
          <table:table-cell table:style-name="ce22" office:value-type="float" office:value="36323.6" calcext:value-type="float">
            <text:p>36323.6</text:p>
          </table:table-cell>
          <table:table-cell table:style-name="ce22" office:value-type="float" office:value="750.419" calcext:value-type="float">
            <text:p>750.419</text:p>
          </table:table-cell>
          <table:table-cell table:style-name="Default" table:number-columns-repeated="1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8" office:value-type="float" office:value="90" calcext:value-type="float">
            <text:p>90</text:p>
          </table:table-cell>
          <table:table-cell table:style-name="ce22" office:value-type="float" office:value="47897.4" calcext:value-type="float">
            <text:p>47897.4</text:p>
          </table:table-cell>
          <table:table-cell table:style-name="ce22" office:value-type="float" office:value="348.037" calcext:value-type="float">
            <text:p>348.037</text:p>
          </table:table-cell>
          <table:table-cell table:style-name="Default" table:number-columns-repeated="1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8" office:value-type="float" office:value="95" calcext:value-type="float">
            <text:p>95</text:p>
          </table:table-cell>
          <table:table-cell table:style-name="ce22" office:value-type="float" office:value="50894.8" calcext:value-type="float">
            <text:p>50894.8</text:p>
          </table:table-cell>
          <table:table-cell table:style-name="ce22" office:value-type="float" office:value="227.744" calcext:value-type="float">
            <text:p>227.744</text:p>
          </table:table-cell>
          <table:table-cell table:style-name="Default" table:number-columns-repeated="1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office:value-type="float" office:value="52131" calcext:value-type="float">
            <text:p>52131</text:p>
          </table:table-cell>
          <table:table-cell table:style-name="ce22" office:value-type="float" office:value="164.575" calcext:value-type="float">
            <text:p>164.575</text:p>
          </table:table-cell>
          <table:table-cell table:style-name="Default" table:number-columns-repeated="10"/>
        </table:table-row>
      </table:table>
      <table:table table:name="Gain15" table:style-name="ta1">
        <table:table-column table:style-name="co7" table:number-columns-repeated="2" table:default-cell-style-name="ce24"/>
        <table:table-column table:style-name="co3" table:default-cell-style-name="ce24"/>
        <table:table-column table:style-name="co7" table:default-cell-style-name="ce24"/>
        <table:table-row table:style-name="ro1" table:number-rows-repeated="4"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2" table:number-rows-spanned="1">
            <text:p>Gain15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Offset </text:p>
          </table:table-cell>
          <table:table-cell office:value-type="string" calcext:value-type="string">
            <text:p>Out_amp (ADU)</text:p>
          </table:table-cell>
          <table:table-cell office:value-type="string" calcext:value-type="string">
            <text:p>error (AD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964.6" calcext:value-type="float">
            <text:p>965</text:p>
          </table:table-cell>
          <table:table-cell table:style-name="ce31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51" calcext:value-type="float">
            <text:p>95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938" calcext:value-type="float">
            <text:p>93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952" calcext:value-type="float">
            <text:p>952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4794" calcext:value-type="float">
            <text:p>4794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8844" calcext:value-type="float">
            <text:p>1884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9490" calcext:value-type="float">
            <text:p>1949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9244" calcext:value-type="float">
            <text:p>1924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19238" calcext:value-type="float">
            <text:p>19238</text:p>
          </table:table-cell>
          <table:table-cell office:value-type="float" office:value="306" calcext:value-type="float">
            <text:p>306</text:p>
          </table:table-cell>
        </table:table-row>
      </table:table>
      <table:table table:name="Gain30" table:style-name="ta1">
        <table:table-column table:style-name="co7" table:number-columns-repeated="2" table:default-cell-style-name="ce24"/>
        <table:table-column table:style-name="co3" table:default-cell-style-name="ce24"/>
        <table:table-column table:style-name="co7" table:default-cell-style-name="ce24"/>
        <table:table-row table:style-name="ro1" table:number-rows-repeated="4"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2" table:number-rows-spanned="1">
            <text:p>Gain30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Offset </text:p>
          </table:table-cell>
          <table:table-cell office:value-type="string" calcext:value-type="string">
            <text:p>Out_amp (ADU)</text:p>
          </table:table-cell>
          <table:table-cell office:value-type="string" calcext:value-type="string">
            <text:p>error (AD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6617" calcext:value-type="float">
            <text:p>6617</text:p>
          </table:table-cell>
          <table:table-cell table:style-name="ce31"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527" calcext:value-type="float">
            <text:p>6527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463" calcext:value-type="float">
            <text:p>6463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6518" calcext:value-type="float">
            <text:p>6518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4067" calcext:value-type="float">
            <text:p>14067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3350" calcext:value-type="float">
            <text:p>33350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34096" calcext:value-type="float">
            <text:p>34096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33734" calcext:value-type="float">
            <text:p>33734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34230" calcext:value-type="float">
            <text:p>34230</text:p>
          </table:table-cell>
          <table:table-cell office:value-type="float" office:value="600" calcext:value-type="float">
            <text:p>600</text:p>
          </table:table-cell>
        </table:table-row>
      </table:table>
      <table:table table:name="Gain45" table:style-name="ta1">
        <table:table-column table:style-name="co7" table:number-columns-repeated="2" table:default-cell-style-name="ce24"/>
        <table:table-column table:style-name="co3" table:default-cell-style-name="ce33"/>
        <table:table-column table:style-name="co7" table:default-cell-style-name="ce33"/>
        <table:table-row table:style-name="ro1" table:number-rows-repeated="4"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2" table:number-rows-spanned="1">
            <text:p>Gain45</text:p>
          </table:table-cell>
          <table:covered-table-cell table:style-name="ce24"/>
        </table:table-row>
        <table:table-row table:style-name="ro1">
          <table:table-cell/>
          <table:table-cell office:value-type="string" calcext:value-type="string">
            <text:p>Offset </text:p>
          </table:table-cell>
          <table:table-cell table:style-name="ce24" office:value-type="string" calcext:value-type="string">
            <text:p>Out_amp (ADU)</text:p>
          </table:table-cell>
          <table:table-cell table:style-name="ce24" office:value-type="string" calcext:value-type="string">
            <text:p>error (AD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14967" calcext:value-type="float">
            <text:p>14967</text:p>
          </table:table-cell>
          <table:table-cell table:style-name="ce32"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32" office:value-type="float" office:value="14984" calcext:value-type="float">
            <text:p>14984</text:p>
          </table:table-cell>
          <table:table-cell table:style-name="ce32"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4983.4" calcext:value-type="float">
            <text:p>14983</text:p>
          </table:table-cell>
          <table:table-cell office:value-type="float" office:value="1046.46" calcext:value-type="float">
            <text:p>10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5066.1" calcext:value-type="float">
            <text:p>15066</text:p>
          </table:table-cell>
          <table:table-cell office:value-type="float" office:value="1030.69" calcext:value-type="float">
            <text:p>10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5303.4" calcext:value-type="float">
            <text:p>25303</text:p>
          </table:table-cell>
          <table:table-cell office:value-type="float" office:value="1145.61" calcext:value-type="float">
            <text:p>11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45864.1" calcext:value-type="float">
            <text:p>45864</text:p>
          </table:table-cell>
          <table:table-cell office:value-type="float" office:value="729.394" calcext:value-type="float">
            <text:p>7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46674.7" calcext:value-type="float">
            <text:p>46675</text:p>
          </table:table-cell>
          <table:table-cell office:value-type="float" office:value="813.934" calcext:value-type="float">
            <text:p>8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46644.9" calcext:value-type="float">
            <text:p>46645</text:p>
          </table:table-cell>
          <table:table-cell office:value-type="float" office:value="809.307" calcext:value-type="float">
            <text:p>809</text:p>
          </table:table-cell>
        </table:table-row>
      </table:table>
      <table:table table:name="Gain63" table:style-name="ta1">
        <table:table-column table:style-name="co7" table:number-columns-repeated="2" table:default-cell-style-name="ce24"/>
        <table:table-column table:style-name="co3" table:default-cell-style-name="ce33"/>
        <table:table-column table:style-name="co7" table:default-cell-style-name="ce33"/>
        <table:table-row table:style-name="ro1" table:number-rows-repeated="4"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2" table:number-rows-spanned="1">
            <text:p>Gain63</text:p>
          </table:table-cell>
          <table:covered-table-cell table:style-name="ce24"/>
        </table:table-row>
        <table:table-row table:style-name="ro1">
          <table:table-cell/>
          <table:table-cell office:value-type="string" calcext:value-type="string">
            <text:p>Offset </text:p>
          </table:table-cell>
          <table:table-cell table:style-name="ce24" office:value-type="string" calcext:value-type="string">
            <text:p>Out_amp (ADU)</text:p>
          </table:table-cell>
          <table:table-cell table:style-name="ce24" office:value-type="string" calcext:value-type="string">
            <text:p>error (AD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36" calcext:value-type="float">
            <text:p>26736</text:p>
          </table:table-cell>
          <table:table-cell office:value-type="float" office:value="1394.87" calcext:value-type="float">
            <text:p>1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6592.2" calcext:value-type="float">
            <text:p>26592</text:p>
          </table:table-cell>
          <table:table-cell office:value-type="float" office:value="1391.76" calcext:value-type="float">
            <text:p>13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6547.9" calcext:value-type="float">
            <text:p>26548</text:p>
          </table:table-cell>
          <table:table-cell office:value-type="float" office:value="1399.45" calcext:value-type="float">
            <text:p>13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26595.4" calcext:value-type="float">
            <text:p>26595</text:p>
          </table:table-cell>
          <table:table-cell office:value-type="float" office:value="1420.2" calcext:value-type="float">
            <text:p>14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37421" calcext:value-type="float">
            <text:p>37421</text:p>
          </table:table-cell>
          <table:table-cell office:value-type="float" office:value="1400.6" calcext:value-type="float">
            <text:p>14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58788.4" calcext:value-type="float">
            <text:p>58788</text:p>
          </table:table-cell>
          <table:table-cell office:value-type="float" office:value="932.892" calcext:value-type="float">
            <text:p>9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59468.3" calcext:value-type="float">
            <text:p>59468</text:p>
          </table:table-cell>
          <table:table-cell office:value-type="float" office:value="1079.56" calcext:value-type="float">
            <text:p>1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float" office:value="59677.7" calcext:value-type="float">
            <text:p>59678</text:p>
          </table:table-cell>
          <table:table-cell office:value-type="float" office:value="1058.9" calcext:value-type="float">
            <text:p>10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11:25:24.7446998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3:55:57.906555338</meta:creation-date>
    <dc:date>2019-10-22T11:34:47.836551343</dc:date>
    <meta:editing-duration>PT35M39S</meta:editing-duration>
    <meta:editing-cycles>8</meta:editing-cycles>
    <meta:generator>LibreOffice/6.1.4.2$MacOSX_X86_64 LibreOffice_project/9d0f32d1f0b509096fd65e0d4bec26ddd1938fd3</meta:generator>
    <meta:document-statistic meta:table-count="5" meta:cell-count="3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square" chart:symbol-width="0.15cm" chart:symbol-height="0.15cm" chart:link-data-style-to-source="true" chart:error-category="cell-range" chart:error-upper-range="'11 Oct 2019'.D3:'11 Oct 2019'.D11" chart:error-lower-range="'11 Oct 2019'.D3:'11 Oct 2019'.D11"/>
      <style:graphic-properties svg:stroke-width="0.04cm" svg:stroke-color="#ff6347" draw:fill-color="#ff6347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'11 Oct 2019'.D3:'11 Oct 2019'.D11" chart:error-lower-range="'11 Oct 2019'.D3:'11 Oct 2019'.D11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">
      <style:chart-properties chart:symbol-type="named-symbol" chart:symbol-name="diamond" chart:symbol-width="0.2cm" chart:symbol-height="0.2cm" chart:link-data-style-to-source="true" chart:error-category="cell-range" chart:error-upper-range="'11 Oct 2019'.D14:'11 Oct 2019'.D22" chart:error-lower-range="'11 Oct 2019'.D14:'11 Oct 2019'.D22"/>
      <style:graphic-properties draw:stroke="dash" draw:stroke-dash="Fine_20_Dashed" svg:stroke-width="0.04cm" svg:stroke-color="#ba55d3" draw:fill-color="#ba55d3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'11 Oct 2019'.D14:'11 Oct 2019'.D22" chart:error-lower-range="'11 Oct 2019'.D14:'11 Oct 2019'.D22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1">
      <style:chart-properties chart:symbol-type="named-symbol" chart:symbol-name="arrow-down" chart:symbol-width="0.15cm" chart:symbol-height="0.15cm" chart:link-data-style-to-source="true" chart:error-category="cell-range" chart:error-upper-range="'11 Oct 2019'.D26:'11 Oct 2019'.D34" chart:error-lower-range="'11 Oct 2019'.D26:'11 Oct 2019'.D34"/>
      <style:graphic-properties draw:stroke="dash" draw:stroke-dash="Fine_20_Dashed" svg:stroke-width="0.04cm" svg:stroke-color="#0000ff" draw:fill-color="#0000ff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'11 Oct 2019'.D26:'11 Oct 2019'.D34" chart:error-lower-range="'11 Oct 2019'.D26:'11 Oct 2019'.D34" loext:std-weight="1"/>
      <style:graphic-properties draw:stroke="solid" svg:stroke-width="0cm" svg:stroke-color="#000000" svg:stroke-opacity="100%" draw:stroke-linejoin="round"/>
    </style:style>
    <style:style style:name="ch18" style:family="chart" style:data-style-name="N1">
      <style:chart-properties chart:symbol-type="named-symbol" chart:symbol-name="arrow-up" chart:symbol-width="0.15cm" chart:symbol-height="0.15cm" chart:link-data-style-to-source="true" chart:error-category="cell-range" chart:error-upper-range="'11 Oct 2019'.I26:'11 Oct 2019'.I33" chart:error-lower-range="'11 Oct 2019'.I26:'11 Oct 2019'.I33"/>
      <style:graphic-properties draw:stroke="dash" draw:stroke-dash="Fine_20_Dashed" svg:stroke-width="0.04cm" svg:stroke-color="#579d1c" draw:fill-color="#579d1c"/>
      <style:text-properties fo:font-size="10pt" style:font-size-asian="10pt" style:font-size-complex="10pt"/>
    </style:style>
    <style:style style:name="ch19" style:family="chart">
      <style:chart-properties chart:error-upper-indicator="true" chart:error-lower-indicator="true" chart:error-category="cell-range" chart:error-upper-range="'11 Oct 2019'.I26:'11 Oct 2019'.I33" chart:error-lower-range="'11 Oct 2019'.I26:'11 Oct 2019'.I33" loext:std-weight="1"/>
      <style:graphic-properties draw:stroke="solid" svg:stroke-width="0cm" svg:stroke-color="#000000" svg:stroke-opacity="100%" draw:stroke-linejoin="round"/>
    </style:style>
    <style:style style:name="ch20" style:family="chart" style:data-style-name="N1">
      <style:chart-properties chart:symbol-type="named-symbol" chart:symbol-name="circle" chart:symbol-width="0.15cm" chart:symbol-height="0.15cm" chart:link-data-style-to-source="true" chart:error-category="cell-range" chart:error-upper-range="'11 Oct 2019'.N26:'11 Oct 2019'.N33" chart:error-lower-range="'11 Oct 2019'.N26:'11 Oct 2019'.N33"/>
      <style:graphic-properties draw:stroke="dash" draw:stroke-dash="Fine_20_Dashed" svg:stroke-width="0.04cm" svg:stroke-color="#7e0021" draw:fill-color="#7e0021"/>
      <style:text-properties fo:font-size="10pt" style:font-size-asian="10pt" style:font-size-complex="10pt"/>
    </style:style>
    <style:style style:name="ch21" style:family="chart">
      <style:chart-properties chart:error-upper-indicator="true" chart:error-lower-indicator="true" chart:error-category="cell-range" chart:error-upper-range="'11 Oct 2019'.N26:'11 Oct 2019'.N33" chart:error-lower-range="'11 Oct 2019'.N26:'11 Oct 2019'.N33" loext:std-weight="1"/>
      <style:graphic-properties draw:stroke="solid" svg:stroke-width="0cm" svg:stroke-color="#000000" svg:stroke-opacity="100%" draw:stroke-linejoin="round"/>
    </style:style>
    <style:style style:name="ch22" style:family="chart" style:data-style-name="N1">
      <style:chart-properties chart:symbol-type="named-symbol" chart:symbol-name="arrow-left" chart:symbol-width="0.2cm" chart:symbol-height="0.2cm" chart:link-data-style-to-source="true" chart:error-category="cell-range" chart:error-upper-range="'11 Oct 2019'.D39:'11 Oct 2019'.D47" chart:error-lower-range="'11 Oct 2019'.D39:'11 Oct 2019'.D47"/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23" style:family="chart">
      <style:chart-properties chart:error-upper-indicator="true" chart:error-lower-indicator="true" chart:error-category="cell-range" chart:error-upper-range="'11 Oct 2019'.D39:'11 Oct 2019'.D47" chart:error-lower-range="'11 Oct 2019'.D39:'11 Oct 2019'.D47" loext:std-weight="1"/>
      <style:graphic-properties draw:stroke="solid" svg:stroke-width="0cm" svg:stroke-color="#000000" svg:stroke-opacity="100%" draw:stroke-linejoin="round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7.557cm" svg:height="9.876cm" xlink:href=".." xlink:type="simple" chart:class="chart:scatter" chart:style-name="ch1">
        <chart:title svg:x="4.758cm" svg:y="0cm" chart:style-name="ch2">
          <text:p>Output ampl vs. Offset for fixed gain </text:p>
        </chart:title>
        <chart:legend chart:legend-position="end" svg:x="14.262cm" svg:y="3.394cm" style:legend-expansion="high" chart:style-name="ch3"/>
        <chart:plot-area chart:style-name="ch4" table:cell-range-address="'11 Oct 2019'.B3:'11 Oct 2019'.C11 '11 Oct 2019'.C1:'11 Oct 2019'.C1 '11 Oct 2019'.C12:'11 Oct 2019'.C12 '11 Oct 2019'.C14:'11 Oct 2019'.C22 '11 Oct 2019'.C24:'11 Oct 2019'.C24 '11 Oct 2019'.C26:'11 Oct 2019'.C34 '11 Oct 2019'.H24:'11 Oct 2019'.H24 '11 Oct 2019'.H26:'11 Oct 2019'.H33 '11 Oct 2019'.M24:'11 Oct 2019'.M24 '11 Oct 2019'.M26:'11 Oct 2019'.M33 '11 Oct 2019'.A37:'11 Oct 2019'.A37 '11 Oct 2019'.C39:'11 Oct 2019'.C47" chart:data-source-has-labels="row" svg:x="1.248cm" svg:y="0.788cm" svg:width="12.735cm" svg:height="8.326cm">
          <chartooo:coordinate-region svg:x="2.491cm" svg:y="0.987cm" svg:width="11.194cm" svg:height="7.48cm"/>
          <chart:axis chart:dimension="x" chart:name="primary-x" chart:style-name="ch5">
            <chart:title svg:x="7.181cm" svg:y="9.311cm" chart:style-name="ch6">
              <text:p>offset</text:p>
            </chart:title>
          </chart:axis>
          <chart:axis chart:dimension="x" chart:name="secondary-x" chart:style-name="ch7"/>
          <chart:axis chart:dimension="y" chart:name="primary-y" chart:style-name="ch8">
            <chart:title svg:x="0.369cm" svg:y="6.665cm" chart:style-name="ch9">
              <text:p>output amplitude (ADU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11 Oct 2019'.C3:'11 Oct 2019'.C11" chart:label-cell-address="'11 Oct 2019'.C1:'11 Oct 2019'.C1" chart:class="chart:scatter">
            <chart:domain table:cell-range-address="'11 Oct 2019'.B3:'11 Oct 2019'.B11"/>
            <chart:error-indicator chart:style-name="ch13" chart:dimension="y"/>
            <chart:data-point chart:repeated="9"/>
          </chart:series>
          <chart:series chart:attached-axis="primary-y" chart:style-name="ch14" chart:values-cell-range-address="'11 Oct 2019'.C14:'11 Oct 2019'.C22" chart:label-cell-address="'11 Oct 2019'.C12:'11 Oct 2019'.C12" chart:class="chart:scatter">
            <chart:domain table:cell-range-address="'11 Oct 2019'.B14:'11 Oct 2019'.B22"/>
            <chart:error-indicator chart:style-name="ch15" chart:dimension="y"/>
            <chart:data-point chart:repeated="9"/>
          </chart:series>
          <chart:series chart:attached-axis="primary-y" chart:style-name="ch16" chart:values-cell-range-address="'11 Oct 2019'.C26:'11 Oct 2019'.C34" chart:label-cell-address="'11 Oct 2019'.C24:'11 Oct 2019'.C24" chart:class="chart:scatter">
            <chart:domain table:cell-range-address="'11 Oct 2019'.B26:'11 Oct 2019'.B34"/>
            <chart:error-indicator chart:style-name="ch17" chart:dimension="y"/>
            <chart:data-point chart:repeated="9"/>
          </chart:series>
          <chart:series chart:attached-axis="primary-y" chart:style-name="ch18" chart:values-cell-range-address="'11 Oct 2019'.H26:'11 Oct 2019'.H33" chart:label-cell-address="'11 Oct 2019'.H24:'11 Oct 2019'.H24" chart:class="chart:scatter">
            <chart:domain table:cell-range-address="'11 Oct 2019'.G26:'11 Oct 2019'.G33"/>
            <chart:error-indicator chart:style-name="ch19" chart:dimension="y"/>
            <chart:data-point chart:repeated="8"/>
          </chart:series>
          <chart:series chart:attached-axis="primary-y" chart:style-name="ch20" chart:values-cell-range-address="'11 Oct 2019'.M26:'11 Oct 2019'.M33" chart:label-cell-address="'11 Oct 2019'.M24:'11 Oct 2019'.M24" chart:class="chart:scatter">
            <chart:domain table:cell-range-address="'11 Oct 2019'.L26:'11 Oct 2019'.L33"/>
            <chart:error-indicator chart:style-name="ch21" chart:dimension="y"/>
            <chart:data-point chart:repeated="8"/>
          </chart:series>
          <chart:series chart:attached-axis="primary-y" chart:style-name="ch22" chart:values-cell-range-address="'11 Oct 2019'.C39:'11 Oct 2019'.C47" chart:label-cell-address="'11 Oct 2019'.A37:'11 Oct 2019'.A37" chart:class="chart:scatter">
            <chart:domain table:cell-range-address="'11 Oct 2019'.B39:'11 Oct 2019'.B47"/>
            <chart:error-indicator chart:style-name="ch23" chart:dimension="y"/>
            <chart:data-point chart:repeated="9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F1</text:p>
                <draw:g>
                  <svg:desc>'11 Oct 2019'.C1:'11 Oct 2019'.C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Gain15</text:p>
                <draw:g>
                  <svg:desc>'11 Oct 2019'.C12:'11 Oct 2019'.C1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Gain30</text:p>
                <draw:g>
                  <svg:desc>'11 Oct 2019'.C24:'11 Oct 2019'.C2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Gain45</text:p>
                <draw:g>
                  <svg:desc>'11 Oct 2019'.H24:'11 Oct 2019'.H24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L</text:p>
              </table:table-cell>
              <table:table-cell office:value-type="string">
                <text:p>Gain63</text:p>
                <draw:g>
                  <svg:desc>'11 Oct 2019'.M24:'11 Oct 2019'.M24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Column B</text:p>
              </table:table-cell>
              <table:table-cell office:value-type="string">
                <text:p>Gain30</text:p>
                <draw:g>
                  <svg:desc>'11 Oct 2019'.A37:'11 Oct 2019'.A3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1 Oct 2019'.B3:'11 Oct 2019'.B11</svg:desc>
                </draw:g>
              </table:table-cell>
              <table:table-cell office:value-type="float" office:value="3925.6">
                <text:p>3925.6</text:p>
                <draw:g>
                  <svg:desc>'11 Oct 2019'.C3:'11 Oct 2019'.C11</svg:desc>
                </draw:g>
              </table:table-cell>
              <table:table-cell office:value-type="float" office:value="345.2">
                <text:p>345.2</text:p>
                <draw:g>
                  <svg:desc>'11 Oct 2019'.D3:'11 Oct 2019'.D11</svg:desc>
                </draw:g>
              </table:table-cell>
              <table:table-cell office:value-type="float" office:value="345.2">
                <text:p>345.2</text:p>
                <draw:g>
                  <svg:desc>'11 Oct 2019'.D3:'11 Oct 2019'.D11</svg:desc>
                </draw:g>
              </table:table-cell>
              <table:table-cell office:value-type="float" office:value="0">
                <text:p>0</text:p>
                <draw:g>
                  <svg:desc>'11 Oct 2019'.B14:'11 Oct 2019'.B22</svg:desc>
                </draw:g>
              </table:table-cell>
              <table:table-cell office:value-type="float" office:value="964.6">
                <text:p>964.6</text:p>
                <draw:g>
                  <svg:desc>'11 Oct 2019'.C14:'11 Oct 2019'.C22</svg:desc>
                </draw:g>
              </table:table-cell>
              <table:table-cell office:value-type="float" office:value="262">
                <text:p>262</text:p>
                <draw:g>
                  <svg:desc>'11 Oct 2019'.D14:'11 Oct 2019'.D22</svg:desc>
                </draw:g>
              </table:table-cell>
              <table:table-cell office:value-type="float" office:value="262">
                <text:p>262</text:p>
                <draw:g>
                  <svg:desc>'11 Oct 2019'.D14:'11 Oct 2019'.D22</svg:desc>
                </draw:g>
              </table:table-cell>
              <table:table-cell office:value-type="float" office:value="0">
                <text:p>0</text:p>
                <draw:g>
                  <svg:desc>'11 Oct 2019'.B26:'11 Oct 2019'.B34</svg:desc>
                </draw:g>
              </table:table-cell>
              <table:table-cell office:value-type="float" office:value="6617">
                <text:p>6617</text:p>
                <draw:g>
                  <svg:desc>'11 Oct 2019'.C26:'11 Oct 2019'.C34</svg:desc>
                </draw:g>
              </table:table-cell>
              <table:table-cell office:value-type="float" office:value="617">
                <text:p>617</text:p>
                <draw:g>
                  <svg:desc>'11 Oct 2019'.D26:'11 Oct 2019'.D34</svg:desc>
                </draw:g>
              </table:table-cell>
              <table:table-cell office:value-type="float" office:value="617">
                <text:p>617</text:p>
                <draw:g>
                  <svg:desc>'11 Oct 2019'.D26:'11 Oct 2019'.D34</svg:desc>
                </draw:g>
              </table:table-cell>
              <table:table-cell office:value-type="float" office:value="0">
                <text:p>0</text:p>
                <draw:g>
                  <svg:desc>'11 Oct 2019'.G26:'11 Oct 2019'.G33</svg:desc>
                </draw:g>
              </table:table-cell>
              <table:table-cell office:value-type="float" office:value="14967">
                <text:p>14967</text:p>
                <draw:g>
                  <svg:desc>'11 Oct 2019'.H26:'11 Oct 2019'.H33</svg:desc>
                </draw:g>
              </table:table-cell>
              <table:table-cell office:value-type="float" office:value="1033">
                <text:p>1033</text:p>
                <draw:g>
                  <svg:desc>'11 Oct 2019'.I26:'11 Oct 2019'.I33</svg:desc>
                </draw:g>
              </table:table-cell>
              <table:table-cell office:value-type="float" office:value="1033">
                <text:p>1033</text:p>
                <draw:g>
                  <svg:desc>'11 Oct 2019'.I26:'11 Oct 2019'.I33</svg:desc>
                </draw:g>
              </table:table-cell>
              <table:table-cell office:value-type="float" office:value="0">
                <text:p>0</text:p>
                <draw:g>
                  <svg:desc>'11 Oct 2019'.L26:'11 Oct 2019'.L33</svg:desc>
                </draw:g>
              </table:table-cell>
              <table:table-cell office:value-type="float" office:value="26736">
                <text:p>26736</text:p>
                <draw:g>
                  <svg:desc>'11 Oct 2019'.M26:'11 Oct 2019'.M33</svg:desc>
                </draw:g>
              </table:table-cell>
              <table:table-cell office:value-type="float" office:value="1394.87">
                <text:p>1394.87</text:p>
                <draw:g>
                  <svg:desc>'11 Oct 2019'.N26:'11 Oct 2019'.N33</svg:desc>
                </draw:g>
              </table:table-cell>
              <table:table-cell office:value-type="float" office:value="1394.87">
                <text:p>1394.87</text:p>
                <draw:g>
                  <svg:desc>'11 Oct 2019'.N26:'11 Oct 2019'.N33</svg:desc>
                </draw:g>
              </table:table-cell>
              <table:table-cell office:value-type="float" office:value="60">
                <text:p>60</text:p>
                <draw:g>
                  <svg:desc>'11 Oct 2019'.B39:'11 Oct 2019'.B47</svg:desc>
                </draw:g>
              </table:table-cell>
              <table:table-cell office:value-type="float" office:value="20116.5">
                <text:p>20116.5</text:p>
                <draw:g>
                  <svg:desc>'11 Oct 2019'.C39:'11 Oct 2019'.C47</svg:desc>
                </draw:g>
              </table:table-cell>
              <table:table-cell office:value-type="float" office:value="751.978">
                <text:p>751.978</text:p>
                <draw:g>
                  <svg:desc>'11 Oct 2019'.D39:'11 Oct 2019'.D47</svg:desc>
                </draw:g>
              </table:table-cell>
              <table:table-cell office:value-type="float" office:value="751.978">
                <text:p>751.978</text:p>
                <draw:g>
                  <svg:desc>'11 Oct 2019'.D39:'11 Oct 2019'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837.3">
                <text:p>3837.3</text:p>
              </table:table-cell>
              <table:table-cell office:value-type="float" office:value="352.6">
                <text:p>352.6</text:p>
              </table:table-cell>
              <table:table-cell office:value-type="float" office:value="352.6">
                <text:p>352.6</text:p>
              </table:table-cell>
              <table:table-cell office:value-type="float" office:value="20">
                <text:p>20</text:p>
              </table:table-cell>
              <table:table-cell office:value-type="float" office:value="951">
                <text:p>951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0">
                <text:p>20</text:p>
              </table:table-cell>
              <table:table-cell office:value-type="float" office:value="6527">
                <text:p>6527</text:p>
              </table:table-cell>
              <table:table-cell office:value-type="float" office:value="612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20">
                <text:p>20</text:p>
              </table:table-cell>
              <table:table-cell office:value-type="float" office:value="14984">
                <text:p>14984</text:p>
              </table:table-cell>
              <table:table-cell office:value-type="float" office:value="1056">
                <text:p>1056</text:p>
              </table:table-cell>
              <table:table-cell office:value-type="float" office:value="1056">
                <text:p>1056</text:p>
              </table:table-cell>
              <table:table-cell office:value-type="float" office:value="20">
                <text:p>20</text:p>
              </table:table-cell>
              <table:table-cell office:value-type="float" office:value="26592.2">
                <text:p>26592.2</text:p>
              </table:table-cell>
              <table:table-cell office:value-type="float" office:value="1391.76">
                <text:p>1391.76</text:p>
              </table:table-cell>
              <table:table-cell office:value-type="float" office:value="1391.76">
                <text:p>1391.76</text:p>
              </table:table-cell>
              <table:table-cell office:value-type="float" office:value="65">
                <text:p>65</text:p>
              </table:table-cell>
              <table:table-cell office:value-type="float" office:value="20243.2">
                <text:p>20243.2</text:p>
              </table:table-cell>
              <table:table-cell office:value-type="float" office:value="785.887">
                <text:p>785.887</text:p>
              </table:table-cell>
              <table:table-cell office:value-type="float" office:value="785.887">
                <text:p>785.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3830.9">
                <text:p>3830.9</text:p>
              </table:table-cell>
              <table:table-cell office:value-type="float" office:value="341.1">
                <text:p>341.1</text:p>
              </table:table-cell>
              <table:table-cell office:value-type="float" office:value="341.1">
                <text:p>341.1</text:p>
              </table:table-cell>
              <table:table-cell office:value-type="float" office:value="40">
                <text:p>40</text:p>
              </table:table-cell>
              <table:table-cell office:value-type="float" office:value="938">
                <text:p>938</text:p>
              </table:table-cell>
              <table:table-cell office:value-type="float" office:value="252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40">
                <text:p>40</text:p>
              </table:table-cell>
              <table:table-cell office:value-type="float" office:value="6463">
                <text:p>6463</text:p>
              </table:table-cell>
              <table:table-cell office:value-type="float" office:value="608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40">
                <text:p>40</text:p>
              </table:table-cell>
              <table:table-cell office:value-type="float" office:value="14983.4">
                <text:p>14983.4</text:p>
              </table:table-cell>
              <table:table-cell office:value-type="float" office:value="1046.46">
                <text:p>1046.46</text:p>
              </table:table-cell>
              <table:table-cell office:value-type="float" office:value="1046.46">
                <text:p>1046.46</text:p>
              </table:table-cell>
              <table:table-cell office:value-type="float" office:value="40">
                <text:p>40</text:p>
              </table:table-cell>
              <table:table-cell office:value-type="float" office:value="26547.9">
                <text:p>26547.9</text:p>
              </table:table-cell>
              <table:table-cell office:value-type="float" office:value="1399.45">
                <text:p>1399.45</text:p>
              </table:table-cell>
              <table:table-cell office:value-type="float" office:value="1399.45">
                <text:p>1399.45</text:p>
              </table:table-cell>
              <table:table-cell office:value-type="float" office:value="70">
                <text:p>70</text:p>
              </table:table-cell>
              <table:table-cell office:value-type="float" office:value="21477.8">
                <text:p>21477.8</text:p>
              </table:table-cell>
              <table:table-cell office:value-type="float" office:value="764.459">
                <text:p>764.459</text:p>
              </table:table-cell>
              <table:table-cell office:value-type="float" office:value="764.459">
                <text:p>764.4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3845">
                <text:p>3845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60">
                <text:p>60</text:p>
              </table:table-cell>
              <table:table-cell office:value-type="float" office:value="952">
                <text:p>952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60">
                <text:p>60</text:p>
              </table:table-cell>
              <table:table-cell office:value-type="float" office:value="6518">
                <text:p>6518</text:p>
              </table:table-cell>
              <table:table-cell office:value-type="float" office:value="604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60">
                <text:p>60</text:p>
              </table:table-cell>
              <table:table-cell office:value-type="float" office:value="15066.1">
                <text:p>15066.1</text:p>
              </table:table-cell>
              <table:table-cell office:value-type="float" office:value="1030.69">
                <text:p>1030.69</text:p>
              </table:table-cell>
              <table:table-cell office:value-type="float" office:value="1030.69">
                <text:p>1030.69</text:p>
              </table:table-cell>
              <table:table-cell office:value-type="float" office:value="60">
                <text:p>60</text:p>
              </table:table-cell>
              <table:table-cell office:value-type="float" office:value="26595.4">
                <text:p>26595.4</text:p>
              </table:table-cell>
              <table:table-cell office:value-type="float" office:value="1420.2">
                <text:p>1420.2</text:p>
              </table:table-cell>
              <table:table-cell office:value-type="float" office:value="1420.2">
                <text:p>1420.2</text:p>
              </table:table-cell>
              <table:table-cell office:value-type="float" office:value="75">
                <text:p>75</text:p>
              </table:table-cell>
              <table:table-cell office:value-type="float" office:value="21493.8">
                <text:p>21493.8</text:p>
              </table:table-cell>
              <table:table-cell office:value-type="float" office:value="777.723">
                <text:p>777.723</text:p>
              </table:table-cell>
              <table:table-cell office:value-type="float" office:value="777.723">
                <text:p>777.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0838.6">
                <text:p>10838.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80">
                <text:p>80</text:p>
              </table:table-cell>
              <table:table-cell office:value-type="float" office:value="4794">
                <text:p>4794</text:p>
              </table:table-cell>
              <table:table-cell office:value-type="float" office:value="759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80">
                <text:p>80</text:p>
              </table:table-cell>
              <table:table-cell office:value-type="float" office:value="14067">
                <text:p>14067</text:p>
              </table:table-cell>
              <table:table-cell office:value-type="float" office:value="853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80">
                <text:p>80</text:p>
              </table:table-cell>
              <table:table-cell office:value-type="float" office:value="25303.4">
                <text:p>25303.4</text:p>
              </table:table-cell>
              <table:table-cell office:value-type="float" office:value="1145.61">
                <text:p>1145.61</text:p>
              </table:table-cell>
              <table:table-cell office:value-type="float" office:value="1145.61">
                <text:p>1145.61</text:p>
              </table:table-cell>
              <table:table-cell office:value-type="float" office:value="80">
                <text:p>80</text:p>
              </table:table-cell>
              <table:table-cell office:value-type="float" office:value="37421">
                <text:p>37421</text:p>
              </table:table-cell>
              <table:table-cell office:value-type="float" office:value="1400.6">
                <text:p>1400.6</text:p>
              </table:table-cell>
              <table:table-cell office:value-type="float" office:value="1400.6">
                <text:p>1400.6</text:p>
              </table:table-cell>
              <table:table-cell office:value-type="float" office:value="80">
                <text:p>80</text:p>
              </table:table-cell>
              <table:table-cell office:value-type="float" office:value="28236.3">
                <text:p>28236.3</text:p>
              </table:table-cell>
              <table:table-cell office:value-type="float" office:value="781.929">
                <text:p>781.929</text:p>
              </table:table-cell>
              <table:table-cell office:value-type="float" office:value="781.929">
                <text:p>781.9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0895">
                <text:p>30895</text:p>
              </table:table-cell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00">
                <text:p>100</text:p>
              </table:table-cell>
              <table:table-cell office:value-type="float" office:value="18844">
                <text:p>18844</text:p>
              </table:table-cell>
              <table:table-cell office:value-type="float" office:value="347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00">
                <text:p>100</text:p>
              </table:table-cell>
              <table:table-cell office:value-type="float" office:value="33350">
                <text:p>33350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00">
                <text:p>100</text:p>
              </table:table-cell>
              <table:table-cell office:value-type="float" office:value="45864.1">
                <text:p>45864.1</text:p>
              </table:table-cell>
              <table:table-cell office:value-type="float" office:value="729.394">
                <text:p>729.394</text:p>
              </table:table-cell>
              <table:table-cell office:value-type="float" office:value="729.394">
                <text:p>729.394</text:p>
              </table:table-cell>
              <table:table-cell office:value-type="float" office:value="100">
                <text:p>100</text:p>
              </table:table-cell>
              <table:table-cell office:value-type="float" office:value="58788.4">
                <text:p>58788.4</text:p>
              </table:table-cell>
              <table:table-cell office:value-type="float" office:value="932.892">
                <text:p>932.892</text:p>
              </table:table-cell>
              <table:table-cell office:value-type="float" office:value="932.892">
                <text:p>932.892</text:p>
              </table:table-cell>
              <table:table-cell office:value-type="float" office:value="85">
                <text:p>85</text:p>
              </table:table-cell>
              <table:table-cell office:value-type="float" office:value="36323.6">
                <text:p>36323.6</text:p>
              </table:table-cell>
              <table:table-cell office:value-type="float" office:value="750.419">
                <text:p>750.419</text:p>
              </table:table-cell>
              <table:table-cell office:value-type="float" office:value="750.419">
                <text:p>750.4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32005">
                <text:p>32005</text:p>
              </table:table-cell>
              <table:table-cell office:value-type="float" office:value="486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20">
                <text:p>120</text:p>
              </table:table-cell>
              <table:table-cell office:value-type="float" office:value="19490">
                <text:p>19490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20">
                <text:p>120</text:p>
              </table:table-cell>
              <table:table-cell office:value-type="float" office:value="34096">
                <text:p>34096</text:p>
              </table:table-cell>
              <table:table-cell office:value-type="float" office:value="557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120">
                <text:p>120</text:p>
              </table:table-cell>
              <table:table-cell office:value-type="float" office:value="46674.7">
                <text:p>46674.7</text:p>
              </table:table-cell>
              <table:table-cell office:value-type="float" office:value="813.934">
                <text:p>813.934</text:p>
              </table:table-cell>
              <table:table-cell office:value-type="float" office:value="813.934">
                <text:p>813.934</text:p>
              </table:table-cell>
              <table:table-cell office:value-type="float" office:value="120">
                <text:p>120</text:p>
              </table:table-cell>
              <table:table-cell office:value-type="float" office:value="59468.3">
                <text:p>59468.3</text:p>
              </table:table-cell>
              <table:table-cell office:value-type="float" office:value="1079.56">
                <text:p>1079.56</text:p>
              </table:table-cell>
              <table:table-cell office:value-type="float" office:value="1079.56">
                <text:p>1079.56</text:p>
              </table:table-cell>
              <table:table-cell office:value-type="float" office:value="90">
                <text:p>90</text:p>
              </table:table-cell>
              <table:table-cell office:value-type="float" office:value="47897.4">
                <text:p>47897.4</text:p>
              </table:table-cell>
              <table:table-cell office:value-type="float" office:value="348.037">
                <text:p>348.037</text:p>
              </table:table-cell>
              <table:table-cell office:value-type="float" office:value="348.037">
                <text:p>348.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31293">
                <text:p>31293</text:p>
              </table:table-cell>
              <table:table-cell office:value-type="float" office:value="481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40">
                <text:p>140</text:p>
              </table:table-cell>
              <table:table-cell office:value-type="float" office:value="19244">
                <text:p>19244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40">
                <text:p>140</text:p>
              </table:table-cell>
              <table:table-cell office:value-type="float" office:value="33734">
                <text:p>33734</text:p>
              </table:table-cell>
              <table:table-cell office:value-type="float" office:value="549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40">
                <text:p>140</text:p>
              </table:table-cell>
              <table:table-cell office:value-type="float" office:value="46644.9">
                <text:p>46644.9</text:p>
              </table:table-cell>
              <table:table-cell office:value-type="float" office:value="809.307">
                <text:p>809.307</text:p>
              </table:table-cell>
              <table:table-cell office:value-type="float" office:value="809.307">
                <text:p>809.307</text:p>
              </table:table-cell>
              <table:table-cell office:value-type="float" office:value="130">
                <text:p>130</text:p>
              </table:table-cell>
              <table:table-cell office:value-type="float" office:value="59677.7">
                <text:p>59677.7</text:p>
              </table:table-cell>
              <table:table-cell office:value-type="float" office:value="1058.9">
                <text:p>1058.9</text:p>
              </table:table-cell>
              <table:table-cell office:value-type="float" office:value="1058.9">
                <text:p>1058.9</text:p>
              </table:table-cell>
              <table:table-cell office:value-type="float" office:value="95">
                <text:p>95</text:p>
              </table:table-cell>
              <table:table-cell office:value-type="float" office:value="50894.8">
                <text:p>50894.8</text:p>
              </table:table-cell>
              <table:table-cell office:value-type="float" office:value="227.744">
                <text:p>227.744</text:p>
              </table:table-cell>
              <table:table-cell office:value-type="float" office:value="227.744">
                <text:p>227.7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">
                <text:p>150</text:p>
              </table:table-cell>
              <table:table-cell office:value-type="float" office:value="31799">
                <text:p>31799</text:p>
              </table:table-cell>
              <table:table-cell office:value-type="float" office:value="476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50">
                <text:p>150</text:p>
              </table:table-cell>
              <table:table-cell office:value-type="float" office:value="19238">
                <text:p>19238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50">
                <text:p>150</text:p>
              </table:table-cell>
              <table:table-cell office:value-type="float" office:value="34230">
                <text:p>3423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52131">
                <text:p>52131</text:p>
              </table:table-cell>
              <table:table-cell office:value-type="float" office:value="164.575">
                <text:p>164.575</text:p>
              </table:table-cell>
              <table:table-cell office:value-type="float" office:value="164.575">
                <text:p>164.5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